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style:text-underline-style="none" officeooo:rsid="0008b368" officeooo:paragraph-rsid="0008c83e"/>
    </style:style>
    <style:style style:name="P2" style:family="paragraph" style:parent-style-name="Standard">
      <style:text-properties fo:color="#2a6099" officeooo:rsid="0008b368" officeooo:paragraph-rsid="0008c83e"/>
    </style:style>
    <style:style style:name="P3" style:family="paragraph" style:parent-style-name="Standard">
      <style:paragraph-properties fo:text-align="center" style:justify-single-word="false"/>
      <style:text-properties fo:color="#ce181e" fo:font-size="18pt" officeooo:rsid="0008b368" officeooo:paragraph-rsid="0008c83e" style:font-size-asian="18pt" style:font-size-complex="18pt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08c83e"/>
    </style:style>
    <style:style style:name="P5" style:family="paragraph" style:parent-style-name="Standard">
      <style:text-properties officeooo:rsid="0008b368" officeooo:paragraph-rsid="0008c83e"/>
    </style:style>
    <style:style style:name="P6" style:family="paragraph" style:parent-style-name="Standard">
      <style:text-properties officeooo:paragraph-rsid="0008c83e"/>
    </style:style>
    <style:style style:name="P7" style:family="paragraph" style:parent-style-name="Standard">
      <style:text-properties fo:color="#2a6099" style:text-underline-style="none" officeooo:rsid="000b7aaa" officeooo:paragraph-rsid="000b7aaa"/>
    </style:style>
    <style:style style:name="T1" style:family="text">
      <style:text-properties fo:color="#ce181e"/>
    </style:style>
    <style:style style:name="T2" style:family="text">
      <style:text-properties officeooo:rsid="000a07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6"/>
      <text:p text:style-name="P6">lambret@lambret-Latitude-E5430-non-vPro:~$ <text:span text:style-name="T1">sudo mysql</text:span></text:p>
      <text:p text:style-name="P5"/>
      <text:p text:style-name="P4">Exercice1 :Dans la table *languages*, afficher toutes les données de la table.</text:p>
      <text:p text:style-name="P5"/>
      <text:p text:style-name="P2">mysql&gt; SELECT * FROM `languages`;</text:p>
      <text:p text:style-name="P2">+----+------------+---------+</text:p>
      <text:p text:style-name="P2">| id | language <text:s text:c="2"/>| version |</text:p>
      <text:p text:style-name="P2">+----+------------+---------+</text:p>
      <text:p text:style-name="P2">| <text:s/>1 | JavaScript | 5 <text:s text:c="6"/>|</text:p>
      <text:p text:style-name="P2">| <text:s/>2 | JavaScript | 5 <text:s text:c="6"/>|</text:p>
      <text:p text:style-name="P2">| <text:s/>3 | PHP <text:s text:c="7"/>| 5.2 <text:s text:c="4"/>|</text:p>
      <text:p text:style-name="P2">| <text:s/>4 | PHP <text:s text:c="7"/>| 5.4 <text:s text:c="4"/>|</text:p>
      <text:p text:style-name="P2">| <text:s/>5 | HTML <text:s text:c="6"/>| 5.1 <text:s text:c="4"/>|</text:p>
      <text:p text:style-name="P2">| <text:s/>6 | JavaScript | 6 <text:s text:c="6"/>|</text:p>
      <text:p text:style-name="P2">| <text:s/>7 | JavaScript | 7 <text:s text:c="6"/>|</text:p>
      <text:p text:style-name="P2">| <text:s/>8 | JavaScript | 8 <text:s text:c="6"/>|</text:p>
      <text:p text:style-name="P2">| <text:s/>9 | PHP <text:s text:c="7"/>| 7 <text:s text:c="6"/>|</text:p>
      <text:p text:style-name="P2">+----+------------+---------+</text:p>
      <text:p text:style-name="P2">9 rows in set (0.00 sec)</text:p>
      <text:p text:style-name="P6"/>
      <text:p text:style-name="P4"><text:bookmark-start text:name="__DdeLink__0_3054046036"/>Exercice2<text:bookmark-end text:name="__DdeLink__0_3054046036"/> :Dans la table *languages*, afficher toutes les versions de **PHP**.</text:p>
      <text:p text:style-name="P4"/>
      <text:p text:style-name="P2">mysql&gt; SELECT * FROM languages WHERE `language`= 'PHP';</text:p>
      <text:p text:style-name="P2">+----+----------+---------+</text:p>
      <text:p text:style-name="P2">| id | language | version |</text:p>
      <text:p text:style-name="P2">+----+----------+---------+</text:p>
      <text:p text:style-name="P2">| <text:s/>3 | PHP <text:s text:c="5"/>| 5.2 <text:s text:c="4"/>|</text:p>
      <text:p text:style-name="P2">| <text:s/>4 | PHP <text:s text:c="5"/>| 5.4 <text:s text:c="4"/>|</text:p>
      <text:p text:style-name="P2">| <text:s/>9 | PHP <text:s text:c="5"/>| 7 <text:s text:c="6"/>|</text:p>
      <text:p text:style-name="P2">+----+----------+---------+</text:p>
      <text:p text:style-name="P2">3 rows in set (0.01 sec)</text:p>
      <text:p text:style-name="P5"/>
      <text:p text:style-name="P4">Exercice3 :Dans la table *languages*, afficher toutes les versions de **PHP** et de **JavaScript**.</text:p>
      <text:p text:style-name="P4"/>
      <text:p text:style-name="P1">mysql&gt; SELECT `version` FROM `languages` WHERE `language`= 'PHP' OR `language`='JavaScript';</text:p>
      <text:p text:style-name="P1">+----+------------+---------+</text:p>
      <text:p text:style-name="P1">| id | language <text:s text:c="2"/>| version |</text:p>
      <text:p text:style-name="P1">+----+------------+---------+</text:p>
      <text:p text:style-name="P1">| <text:s/>1 | JavaScript | 5 <text:s text:c="6"/>|</text:p>
      <text:p text:style-name="P1">| <text:s/>2 | JavaScript | 5 <text:s text:c="6"/>|</text:p>
      <text:p text:style-name="P1">| <text:s/>3 | PHP <text:s text:c="7"/>| 5.2 <text:s text:c="4"/>|</text:p>
      <text:p text:style-name="P1">| <text:s/>4 | PHP <text:s text:c="7"/>| 5.4 <text:s text:c="4"/>|</text:p>
      <text:p text:style-name="P1">| <text:s/>6 | JavaScript | 6 <text:s text:c="6"/>|</text:p>
      <text:p text:style-name="P1">| <text:s/>7 | JavaScript | 7 <text:s text:c="6"/>|</text:p>
      <text:p text:style-name="P1">| <text:s/>8 | JavaScript | 8 <text:s text:c="6"/>|</text:p>
      <text:p text:style-name="P1"><text:soft-page-break/>| <text:s/>9 | PHP <text:s text:c="7"/>| 7 <text:s text:c="6"/>|</text:p>
      <text:p text:style-name="P1">+----+------------+---------+</text:p>
      <text:p text:style-name="P1">8 rows in set (0.00 sec)</text:p>
      <text:p text:style-name="P1"/>
      <text:p text:style-name="P1"/>
      <text:p text:style-name="P4"/>
      <text:p text:style-name="P4">Exercice<text:span text:style-name="T2">4 :Dans la table *languages*, afficher toutes les lignes ayant pour id 3,5,7.</text:span></text:p>
      <text:p text:style-name="P4"/>
      <text:p text:style-name="P1">mysql&gt; SELECT `id`, `language`,`version` FROM `languages` WHERE `id`= '3' OR `id`='5' OR `id`='7';</text:p>
      <text:p text:style-name="P1">+----+------------+---------+</text:p>
      <text:p text:style-name="P1">| id | language <text:s text:c="2"/>| version |</text:p>
      <text:p text:style-name="P1">+----+------------+---------+</text:p>
      <text:p text:style-name="P1">| <text:s/>3 | PHP <text:s text:c="7"/>| 5.2 <text:s text:c="4"/>|</text:p>
      <text:p text:style-name="P1">| <text:s/>5 | HTML <text:s text:c="6"/>| 5.1 <text:s text:c="4"/>|</text:p>
      <text:p text:style-name="P1">| <text:s/>7 | JavaScript | 7 <text:s text:c="6"/>|</text:p>
      <text:p text:style-name="P1">+----+------------+---------+</text:p>
      <text:p text:style-name="P1">3 rows in set (0.01 sec)</text:p>
      <text:p text:style-name="P4"/>
      <text:p text:style-name="P4">Exercice<text:span text:style-name="T2">5 :Dans la table *languages*, afficher les deux première entrées de **JavaScript**.</text:span></text:p>
      <text:p text:style-name="P4"/>
      <text:p text:style-name="P7">SELECT * FROM `languages` WHERE `language` = 'JavaScript' LIMIT 2;</text:p>
      <text:p text:style-name="P7">+----+------------+---------+</text:p>
      <text:p text:style-name="P7">| id | language <text:s text:c="2"/>| version |</text:p>
      <text:p text:style-name="P7">+----+------------+---------+</text:p>
      <text:p text:style-name="P7">| <text:s/>1 | JavaScript | 5.1 <text:s text:c="4"/>|</text:p>
      <text:p text:style-name="P7">| <text:s/>2 | JavaScript | 5.1 <text:s text:c="4"/>|</text:p>
      <text:p text:style-name="P7">+----+------------+---------+</text:p>
      <text:p text:style-name="P7">2 rows in set (0.01 sec)</text:p>
      <text:p text:style-name="P4"/>
      <text:p text:style-name="P4">Exercice<text:span text:style-name="T2">6 :Dans la table *languages*, afficher toutes les lignes qui ne sont pas du **PHP**</text:span></text:p>
      <text:p text:style-name="P4"/>
      <text:p text:style-name="P1">mysql&gt; SELECT *</text:p>
      <text:p text:style-name="P1"><text:s text:c="4"/>-&gt; FROM `languages`</text:p>
      <text:p text:style-name="P1"><text:s text:c="4"/>-&gt; WHERE NOT `language`='PHP';</text:p>
      <text:p text:style-name="P1">+----+------------+---------+</text:p>
      <text:p text:style-name="P1">| id | language <text:s text:c="2"/>| version |</text:p>
      <text:p text:style-name="P1">+----+------------+---------+</text:p>
      <text:p text:style-name="P1">| <text:s/>1 | JavaScript | 5 <text:s text:c="6"/>|</text:p>
      <text:p text:style-name="P1">| <text:s/>2 | JavaScript | 5 <text:s text:c="6"/>|</text:p>
      <text:p text:style-name="P1">| <text:s/>5 | HTML <text:s text:c="6"/>| 5.1 <text:s text:c="4"/>|</text:p>
      <text:p text:style-name="P1">| <text:s/>6 | JavaScript | 6 <text:s text:c="6"/>|</text:p>
      <text:p text:style-name="P1">| <text:s/>7 | JavaScript | 7 <text:s text:c="6"/>|</text:p>
      <text:p text:style-name="P1">| <text:s/>8 | JavaScript | 8 <text:s text:c="6"/>|</text:p>
      <text:p text:style-name="P1">+----+------------+---------+</text:p>
      <text:p text:style-name="P1">6 rows in set (0.00 sec)</text:p>
      <text:p text:style-name="P4"/>
      <text:p text:style-name="P4">Exercice<text:span text:style-name="T2">7 :Dans la table *languages*, afficher toutes les données par ordre alphabétique.</text:span></text:p>
      <text:p text:style-name="P4"/>
      <text:p text:style-name="P1"><text:soft-page-break/>mysql&gt; SELECT *</text:p>
      <text:p text:style-name="P1"><text:s text:c="4"/>-&gt; FROM `languages`</text:p>
      <text:p text:style-name="P1"><text:s text:c="4"/>-&gt; ORDER BY `language`;</text:p>
      <text:p text:style-name="P1">+----+------------+---------+</text:p>
      <text:p text:style-name="P1">| id | language <text:s text:c="2"/>| version |</text:p>
      <text:p text:style-name="P1">+----+------------+---------+</text:p>
      <text:p text:style-name="P1">| <text:s/>5 | HTML <text:s text:c="6"/>| 5.1 <text:s text:c="4"/>|</text:p>
      <text:p text:style-name="P1">| <text:s/>1 | JavaScript | 5 <text:s text:c="6"/>|</text:p>
      <text:p text:style-name="P1">| <text:s/>2 | JavaScript | 5 <text:s text:c="6"/>|</text:p>
      <text:p text:style-name="P1">| <text:s/>6 | JavaScript | 6 <text:s text:c="6"/>|</text:p>
      <text:p text:style-name="P1">| <text:s/>7 | JavaScript | 7 <text:s text:c="6"/>|</text:p>
      <text:p text:style-name="P1">| <text:s/>8 | JavaScript | 8 <text:s text:c="6"/>|</text:p>
      <text:p text:style-name="P1">| <text:s/>3 | PHP <text:s text:c="7"/>| 5.2 <text:s text:c="4"/>|</text:p>
      <text:p text:style-name="P1">| <text:s/>4 | PHP <text:s text:c="7"/>| 5.4 <text:s text:c="4"/>|</text:p>
      <text:p text:style-name="P1">| <text:s/>9 | PHP <text:s text:c="7"/>| 7 <text:s text:c="6"/>|</text:p>
      <text:p text:style-name="P1">+----+------------+---------+</text:p>
      <text:p text:style-name="P1">9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4:38:33.573132014</meta:creation-date>
    <dc:date>2019-01-02T16:22:51.358405586</dc:date>
    <meta:editing-duration>PT25M56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3" meta:paragraph-count="95" meta:word-count="614" meta:character-count="3274" meta:non-whitespace-character-count="2431"/>
  </office:meta>
</office:document-meta>
</file>